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85d" officeooo:paragraph-rsid="0004185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4185d" officeooo:paragraph-rsid="0004185d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04185d" officeooo:paragraph-rsid="0005b03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068f61" officeooo:paragraph-rsid="00068f61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4185d" officeooo:paragraph-rsid="0004185d" style:font-size-asian="16pt" style:font-size-complex="16pt"/>
    </style:style>
    <style:style style:name="T1" style:family="text">
      <style:text-properties officeooo:rsid="00051347"/>
    </style:style>
    <style:style style:name="T2" style:family="text">
      <style:text-properties officeooo:rsid="000866e7"/>
    </style:style>
    <style:style style:name="T3" style:family="text">
      <style:text-properties officeooo:rsid="0008af76"/>
    </style:style>
    <style:style style:name="T4" style:family="text">
      <style:text-properties officeooo:rsid="000e56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EGELIN Marc – BRUYANT Alexandre</text:p>
      <text:p text:style-name="P1"/>
      <text:p text:style-name="P1"/>
      <text:p text:style-name="P5">Rapport EMC : Ontologie Sports</text:p>
      <text:p text:style-name="P2"/>
      <text:p text:style-name="P3"><text:tab/>Nous avons tant que possible exploité les fonctionnalités foaf en ajoutant au fur et à mesure les classes et les propriétés qui nous manquaient. Nous avons notamment placé notre classe « Sportif » en tant que sous-classe de la classe « Person », et notre classe « Equipe » en tant que sous-classe de la classe « Group ». L'utilisation de foaf aura également été utile dans l'établissement des datas property assertions des individus, car nous pouvions alors directement affubler nos individus d'un nom et d'un prénom.</text:p>
      <text:p text:style-name="P3"/>
      <text:p text:style-name="P3"><text:tab/>Cependant la donnée « gender » n'était pas suffisante pour caractériser les classes correspondant aux équipes mixtes ou non mixtes, nous avons préféré créer une classe « Sex » qui spécifie si nous avons affaire à un individu homme ou femme. <text:span text:style-name="T1">Nous avons cependant cru bon d'ajouter les classes principales « Poste », « Club », « Competition », « Evenement », « Nationalite » et « Sport », elles même divisées par la suite en sous classes en fonction des besoins. En effet nous avons procédé à une analyse descendante dans le sens où nous avons tenté d'identifier tout d'abord les concepts les plus généraux pour les spécifier par la suite en sous catégories.</text:span></text:p>
      <text:p text:style-name="P3"/>
      <text:p text:style-name="P4"><text:tab/>Par exemple, nous avons décomposé la classe « Poste » en sous classes correspondant au sport dont les postes sont décrits <text:span text:style-name="T2">(nous nous sommes arrêtés à « PostesBasketBall » et « PostesRugby »)</text:span>, ce qui permet d'éviter les conflits liés aux noms des postes qui sont possiblement similaires d'un sport à un autre (défenseur, ailier, etc.). <text:span text:style-name="T2">En outre,</text:span> cela fut alors facile de déterminer selon le poste le sport correspondant à l'individu. <text:span text:style-name="T3">A noter le poste de capitaine qui est cumulable avec n'importe lequel des autres postes, qui est commun à tous les sports en équipe et que nous avons donc factorisé en sous classe de Poste.</text:span></text:p>
      <text:p text:style-name="P4"/>
      <text:p text:style-name="P4"><text:tab/><text:span text:style-name="T4">Les propriétés ont toutes été précisées par nos soins, aucune ne nous semblant réutilisable dans foaf, sauf peut-être la propriété « member ». Cependant nous avons préféré opter pour un nom de propriété plus explicite « hasSportif », et symétriquement « isSportif », pour déterminer qu'un sportif pouvait appartenir à une équipe et vice-versa. Nous avons pris la peine de déterminer les relations inverses sur le même mode, la propriété « hasXXX » étant inverse de « isXXX 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9:48:53.873833738</meta:creation-date>
    <dc:date>2016-11-27T20:19:59.481049479</dc:date>
    <meta:editing-duration>PT18M35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397" meta:character-count="2337" meta:non-whitespace-character-count="1941"/>
  </office:meta>
</office:document-meta>
</file>